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Arial Unicode MS" svg:font-family="'Arial Unicode MS'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Footer">
      <style:paragraph-properties fo:text-align="end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center" style:justify-single-word="false"/>
      <style:text-properties fo:color="#000000" style:font-name="Calibri2" fo:font-size="11pt" fo:language="fr" fo:country="BE" style:text-underline-style="none" fo:font-weight="bold" style:font-size-asian="11pt" style:font-weight-asian="bold" style:font-size-complex="11pt" style:font-weight-complex="bold"/>
    </style:style>
    <style:style style:name="P3" style:family="paragraph" style:parent-style-name="UrbanFooter">
      <style:paragraph-properties fo:text-align="start" style:justify-single-word="false"/>
    </style:style>
    <style:style style:name="P4" style:family="paragraph" style:parent-style-name="UrbanFooter">
      <style:paragraph-properties fo:text-align="center" style:justify-single-word="false"/>
      <style:text-properties fo:font-size="9pt" style:font-size-asian="9pt" style:font-size-complex="9pt"/>
    </style:style>
    <style:style style:name="P5" style:family="paragraph" style:parent-style-name="Text_20_body">
      <style:paragraph-properties fo:text-align="justify" style:justify-single-word="false">
        <style:tab-stops>
          <style:tab-stop style:position="1.401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2" fo:font-size="11pt" fo:language="fr" fo:country="BE" style:text-underline-style="none" fo:font-weight="normal" fo:background-color="transparent" style:font-size-asian="11pt" style:font-weight-asian="normal" style:font-name-complex="Calibri2" style:font-size-complex="11pt" style:font-weight-complex="normal"/>
    </style:style>
    <style:style style:name="P6" style:family="paragraph" style:parent-style-name="Text_20_body">
      <style:text-properties style:use-window-font-color="true" style:font-name="Calibri2" fo:font-size="11pt" fo:font-weight="normal" fo:background-color="transparent" style:font-size-asian="11pt" style:font-weight-asian="normal" style:font-size-complex="11pt" style:font-weight-complex="normal"/>
    </style:style>
    <style:style style:name="P7" style:family="paragraph" style:parent-style-name="Text_20_body">
      <style:text-properties fo:font-size="11pt" style:font-size-asian="11pt" style:font-size-complex="11pt"/>
    </style:style>
    <style:style style:name="P8" style:family="paragraph" style:parent-style-name="Text_20_body">
      <style:text-properties fo:font-size="11pt" officeooo:paragraph-rsid="004246c4" style:font-size-asian="11pt" style:font-size-complex="11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2" fo:font-size="11pt" fo:language="fr" fo:country="BE" style:text-underline-style="none" style:font-size-asian="11pt" style:font-name-complex="Calibri2" style:font-size-complex="11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2" fo:font-size="11pt" fo:language="fr" fo:country="BE" style:text-underline-style="none" officeooo:paragraph-rsid="003169b2" style:font-size-asian="11pt" style:font-name-complex="Calibri2" style:font-size-complex="11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2" fo:font-size="11pt" fo:language="fr" fo:country="BE" style:text-underline-style="none" officeooo:paragraph-rsid="00330a41" style:font-size-asian="11pt" style:font-name-complex="Calibri2" style:font-size-complex="11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2" fo:font-size="11pt" fo:language="fr" fo:country="BE" style:text-underline-style="none" officeooo:paragraph-rsid="003ce903" style:font-size-asian="11pt" style:font-name-complex="Calibri2" style:font-size-complex="11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2" fo:font-size="11pt" fo:language="fr" fo:country="BE" style:text-underline-style="none" officeooo:paragraph-rsid="003ecfb2" style:font-size-asian="11pt" style:font-name-complex="Calibri2" style:font-size-complex="11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2" fo:font-size="11pt" fo:language="fr" fo:country="BE" style:text-underline-style="none" officeooo:paragraph-rsid="003f4e35" style:font-size-asian="11pt" style:font-name-complex="Calibri2" style:font-size-complex="11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2" fo:font-size="11pt" fo:language="fr" fo:country="BE" style:text-underline-style="none" officeooo:paragraph-rsid="00408f4e" style:font-size-asian="11pt" style:font-name-complex="Calibri2" style:font-size-complex="11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2" fo:font-size="11pt" fo:language="fr" fo:country="BE" style:text-underline-style="none" officeooo:paragraph-rsid="00478364" style:font-size-asian="11pt" style:font-name-complex="Calibri2" style:font-size-complex="11pt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2" fo:font-size="11pt" fo:language="fr" fo:country="BE" style:text-underline-style="none" fo:font-weight="bold" style:font-size-asian="11pt" style:font-weight-asian="bold" style:font-name-complex="Calibri2" style:font-size-complex="11pt" style:font-weight-complex="bold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2" fo:font-size="11pt" fo:language="fr" fo:country="BE" style:text-underline-style="none" fo:font-weight="bold" style:font-size-asian="11pt" style:font-weight-asian="bold" style:font-name-complex="Calibri2" style:font-size-complex="11pt"/>
    </style:style>
    <style:style style:name="P19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2" fo:font-size="11pt" fo:language="fr" fo:country="BE" style:text-underline-style="none" fo:font-weight="normal" officeooo:paragraph-rsid="003b3387" style:font-size-asian="11pt" style:font-weight-asian="normal" style:font-name-complex="Calibri2" style:font-size-complex="11pt" style:font-weight-complex="normal"/>
    </style:style>
    <style:style style:name="P20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2" fo:font-size="11pt" fo:language="fr" fo:country="BE" style:text-underline-style="none" fo:font-weight="normal" officeooo:paragraph-rsid="003cba36" style:font-size-asian="11pt" style:font-weight-asian="normal" style:font-name-complex="Calibri2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Calibri2" fo:font-size="11pt" fo:language="fr" fo:country="BE" style:font-size-asian="11pt" style:font-size-complex="11pt"/>
    </style:style>
    <style:style style:name="P22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2" fo:font-size="11pt" style:font-size-asian="11pt" style:font-size-complex="11pt"/>
    </style:style>
    <style:style style:name="P23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2" fo:font-size="11pt" officeooo:paragraph-rsid="00417e3f" style:font-size-asian="11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Calibri2" fo:font-size="11pt" fo:font-style="normal" style:text-underline-style="none" fo:font-weight="normal" officeooo:paragraph-rsid="00419d5d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2" fo:font-size="7.5pt" fo:language="fr" fo:country="BE" style:text-underline-style="none" fo:font-weight="normal" officeooo:paragraph-rsid="0039ed9a" style:font-size-asian="7.5pt" style:font-weight-asian="normal" style:font-name-complex="Calibri2" style:font-size-complex="7.5pt" style:font-weight-complex="normal"/>
    </style:style>
    <style:style style:name="P26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2" fo:font-size="7.5pt" fo:language="fr" fo:country="BE" style:text-underline-style="none" fo:font-weight="normal" officeooo:paragraph-rsid="003a5bf9" style:font-size-asian="7.5pt" style:font-weight-asian="normal" style:font-name-complex="Calibri2" style:font-size-complex="7.5pt" style:font-weight-complex="normal"/>
    </style:style>
    <style:style style:name="P27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ff0000" style:font-name="Calibri2" fo:font-size="11pt" fo:language="fr" fo:country="BE" style:text-underline-style="none" style:font-size-asian="11pt" style:font-name-complex="Calibri2" style:font-size-complex="11pt"/>
    </style:style>
    <style:style style:name="P28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ff0000" style:font-name="Calibri2" fo:font-size="11pt" fo:language="fr" fo:country="BE" style:text-underline-style="none" fo:font-weight="bold" style:font-size-asian="11pt" style:font-weight-asian="bold" style:font-name-complex="Calibri2" style:font-size-complex="11pt" style:font-weight-complex="bold"/>
    </style:style>
    <style:style style:name="P29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ff0000" style:font-name="Calibri2" fo:font-size="11pt" fo:language="fr" fo:country="BE" style:text-underline-style="none" fo:background-color="transparent" style:font-size-asian="11pt" style:font-name-complex="Calibri2" style:font-size-complex="11pt"/>
    </style:style>
    <style:style style:name="P30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2" fo:font-size="11pt" fo:language="fr" fo:country="BE" style:text-underline-style="none" fo:font-weight="normal" style:font-size-asian="11pt" style:font-weight-asian="normal" style:font-name-complex="Calibri2" style:font-size-complex="11pt" style:font-weight-complex="normal"/>
    </style:style>
    <style:style style:name="P31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text-line-through-style="none" style:text-line-through-type="none" style:font-name="Calibri2" fo:font-size="11pt" fo:language="fr" fo:country="BE" fo:font-style="normal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P32" style:family="paragraph" style:parent-style-name="UrbanBody_20_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2" fo:font-size="11pt" fo:language="fr" fo:country="BE" style:text-underline-style="none" style:font-size-asian="11pt" style:font-name-complex="Times New Roman2" style:font-size-complex="11pt"/>
    </style:style>
    <style:style style:name="P33" style:family="paragraph" style:parent-style-name="UrbanBody_20_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2" fo:font-size="11pt" fo:language="fr" fo:country="BE" style:text-underline-style="none" fo:font-weight="normal" style:font-size-asian="11pt" style:font-weight-asian="normal" style:font-name-complex="Calibri2" style:font-size-complex="11pt" style:font-weight-complex="normal"/>
    </style:style>
    <style:style style:name="P34" style:family="paragraph" style:parent-style-name="Header">
      <style:paragraph-properties fo:text-align="center" style:justify-single-word="false" fo:padding="0.074cm" fo:border-left="none" fo:border-right="none" fo:border-top="none" fo:border-bottom="0.06pt solid #000000" style:join-border="false"/>
      <style:text-properties style:font-name="Calibri2" fo:font-size="9pt" style:text-underline-style="none" fo:font-weight="bold" style:font-size-asian="9pt" style:font-weight-asian="bold" style:font-size-complex="9pt" style:font-weight-complex="bold"/>
    </style:style>
    <style:style style:name="P3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6" style:family="paragraph">
      <style:paragraph-properties fo:text-align="justify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font-size-asian="11pt" style:font-name-complex="Times New Roman2" style:font-size-complex="11pt"/>
    </style:style>
    <style:style style:name="T3" style:family="text">
      <style:text-properties fo:font-size="11pt" officeooo:rsid="003401c7" style:font-size-asian="11pt" style:font-name-complex="Times New Roman2" style:font-size-complex="11pt"/>
    </style:style>
    <style:style style:name="T4" style:family="text">
      <style:text-properties fo:color="#000000"/>
    </style:style>
    <style:style style:name="T5" style:family="text">
      <style:text-properties fo:color="#000000" fo:language="fr" fo:country="FR"/>
    </style:style>
    <style:style style:name="T6" style:family="text">
      <style:text-properties fo:color="#000000" fo:language="fr" fo:country="BE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style:use-window-font-color="true" fo:language="fr" fo:country="BE"/>
    </style:style>
    <style:style style:name="T9" style:family="text">
      <style:text-properties style:use-window-font-color="true" style:text-outline="false" style:text-line-through-style="none" style:text-line-through-type="none" fo:font-style="normal" fo:text-shadow="non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fo:font-style="normal" fo:text-shadow="none" officeooo:rsid="003b3387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fo:font-style="normal" fo:text-shadow="none" officeooo:rsid="003cba36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fo:font-style="normal" fo:text-shadow="none" officeooo:rsid="0039ed9a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fo:font-style="normal" fo:text-shadow="none" style:font-name-asian="Arial" style:font-style-asian="normal" style:font-name-complex="Times New Roman2" style:font-style-complex="normal" style:text-emphasize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fo:font-style="normal" fo:text-shadow="none" officeooo:rsid="003401c7" style:font-name-asian="Arial" style:font-style-asian="normal" style:font-name-complex="Times New Roman2" style:font-style-complex="normal" style:text-emphasize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fo:font-style="normal" fo:text-shadow="none" fo:font-weight="normal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fo:font-style="normal" fo:text-shadow="none" fo:font-weight="normal" officeooo:rsid="003ce903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fo:font-style="normal" fo:text-shadow="none" fo:font-weight="normal" officeooo:rsid="003ecfb2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fo:font-style="normal" fo:text-shadow="none" fo:font-weight="normal" officeooo:rsid="003f4e35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fo:font-style="normal" fo:text-shadow="none" fo:font-weight="normal" officeooo:rsid="00408f4e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fo:font-style="normal" fo:text-shadow="none" fo:font-weight="normal" officeooo:rsid="00478364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fo:font-style="normal" fo:text-shadow="none" fo:font-weight="normal" style:font-name-asian="Arial" style:font-style-asian="normal" style:font-weight-asian="normal" style:font-name-complex="Times New Roman2" style:font-style-complex="normal" style:font-weight-complex="normal" style:text-emphasize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fo:font-style="normal" fo:text-shadow="none" fo:font-weight="normal" officeooo:rsid="003401c7" style:font-name-asian="Arial" style:font-style-asian="normal" style:font-weight-asian="normal" style:font-name-complex="Times New Roman2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fo:language="fr" fo:country="BE" fo:font-style="normal" fo:text-shadow="none" style:text-underline-style="none" fo:font-weight="normal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fo:language="fr" fo:country="BE" fo:font-style="normal" fo:text-shadow="none" style:text-underline-style="none" fo:font-weight="normal" officeooo:rsid="00417e3f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fo:font-size="11pt" fo:font-style="normal" fo:text-shadow="none" style:font-name-asian="Arial" style:font-size-asian="11pt" style:font-style-asian="normal" style:font-name-complex="Times New Roman2" style:font-size-complex="11pt" style:font-style-complex="normal" style:text-emphasize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fo:font-size="11pt" fo:font-style="normal" fo:text-shadow="none" officeooo:rsid="003401c7" style:font-name-asian="Arial" style:font-size-asian="11pt" style:font-style-asian="normal" style:font-name-complex="Times New Roman2" style:font-size-complex="11pt" style:font-style-complex="normal" style:text-emphasize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line-through-type="none" fo:font-size="11pt" fo:font-style="normal" fo:text-shadow="none" style:font-name-asian="Arial" style:font-size-asian="11pt" style:font-style-asian="normal" style:font-name-complex="Arial" style:font-size-complex="11pt" style:font-style-complex="normal" style:text-emphasize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style:text-line-through-type="none" fo:font-size="11pt" fo:font-style="normal" fo:text-shadow="none" officeooo:rsid="003a5bf9" style:font-name-asian="Arial" style:font-size-asian="11pt" style:font-style-asian="normal" style:font-name-complex="Arial" style:font-size-complex="11pt" style:font-style-complex="normal" style:text-emphasize="none" style:text-overline-style="none" style:text-overline-color="font-color"/>
    </style:style>
    <style:style style:name="T29" style:family="text">
      <style:text-properties style:use-window-font-color="true" fo:font-weight="normal" style:font-weight-asian="normal" style:font-weight-complex="normal"/>
    </style:style>
    <style:style style:name="T30" style:family="text">
      <style:text-properties style:use-window-font-color="true" fo:font-weight="normal" style:font-weight-asian="normal" style:font-name-complex="Calibri2" style:font-weight-complex="normal"/>
    </style:style>
    <style:style style:name="T31" style:family="text">
      <style:text-properties style:use-window-font-color="true" style:text-line-through-style="none" style:text-line-through-type="none" style:font-name-complex="Times New Roman2"/>
    </style:style>
    <style:style style:name="T32" style:family="text">
      <style:text-properties style:use-window-font-color="true" style:text-line-through-style="none" style:text-line-through-type="none" officeooo:rsid="00419d5d" style:font-name-complex="Times New Roman2"/>
    </style:style>
    <style:style style:name="T33" style:family="text">
      <style:text-properties style:use-window-font-color="true" style:text-line-through-style="none" style:text-line-through-type="none" style:font-name="Calibri2" fo:font-style="normal" style:text-underline-style="none" fo:font-weight="normal" style:font-style-asian="normal" style:font-weight-asian="normal" style:font-name-complex="Times New Roman2" style:font-style-complex="normal" style:font-weight-complex="normal"/>
    </style:style>
    <style:style style:name="T34" style:family="text">
      <style:text-properties style:use-window-font-color="true" style:text-line-through-style="none" style:text-line-through-type="none" style:font-name="Calibri2" fo:font-style="normal" style:text-underline-style="none" fo:font-weight="normal" officeooo:rsid="004246c4" style:font-style-asian="normal" style:font-weight-asian="normal" style:font-name-complex="Times New Roman2" style:font-style-complex="normal" style:font-weight-complex="normal"/>
    </style:style>
    <style:style style:name="T35" style:family="text">
      <style:text-properties style:font-name="Calibri2" fo:font-size="2pt" style:font-size-asian="1.75pt" style:font-size-complex="2pt"/>
    </style:style>
    <style:style style:name="T36" style:family="text">
      <style:text-properties style:font-name="Calibri2" fo:font-size="9pt" style:font-size-asian="9pt" style:font-size-complex="9pt"/>
    </style:style>
    <style:style style:name="T37" style:family="text">
      <style:text-properties style:font-name="Calibri2" fo:font-size="9pt" fo:font-weight="normal" style:font-size-asian="9pt" style:font-weight-asian="normal" style:font-size-complex="9pt" style:font-weight-complex="normal"/>
    </style:style>
    <style:style style:name="T38" style:family="text">
      <style:text-properties style:font-name="Calibri2" fo:font-size="9pt" fo:language="fr" fo:country="BE" style:font-name-asian="Calibri3" style:font-size-asian="9pt" style:font-name-complex="Calibri3" style:font-size-complex="9pt"/>
    </style:style>
    <style:style style:name="T39" style:family="text">
      <style:text-properties style:font-name="Calibri2" fo:font-size="9pt" fo:language="fr" fo:country="BE" fo:font-style="normal" fo:font-weight="normal" style:font-name-asian="Calibri3" style:font-size-asian="9pt" style:font-style-asian="normal" style:font-weight-asian="normal" style:font-name-complex="Calibri3" style:font-size-complex="9pt" style:font-style-complex="normal" style:font-weight-complex="normal"/>
    </style:style>
    <style:style style:name="T40" style:family="text">
      <style:text-properties style:font-name="Calibri2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1" style:family="text">
      <style:text-properties style:font-name="Calibri2" fo:language="fr" fo:country="BE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42" style:family="text">
      <style:text-properties fo:color="#ff0000"/>
    </style:style>
    <style:style style:name="T43" style:family="text">
      <style:text-properties fo:color="#ff0000" style:font-name-complex="Times New Roman2"/>
    </style:style>
    <style:style style:name="T44" style:family="text">
      <style:text-properties fo:color="#ff0000" officeooo:rsid="0044e977" style:font-name-complex="Times New Roman2"/>
    </style:style>
    <style:style style:name="T45" style:family="text">
      <style:text-properties fo:color="#ff0000" fo:font-weight="bold" style:font-weight-asian="bold" style:font-weight-complex="bold"/>
    </style:style>
    <style:style style:name="T46" style:family="text">
      <style:text-properties fo:color="#ff0000" fo:font-weight="normal" style:font-weight-asian="normal" style:font-name-complex="Calibri2" style:font-weight-complex="normal"/>
    </style:style>
    <style:style style:name="T47" style:family="text">
      <style:text-properties fo:color="#ff0000" fo:font-weight="normal" style:font-weight-asian="normal" style:font-weight-complex="normal"/>
    </style:style>
    <style:style style:name="T48" style:family="text">
      <style:text-properties fo:color="#ff0000" style:text-outline="false" style:text-line-through-style="none" style:text-line-through-type="none" fo:language="fr" fo:country="BE" fo:font-style="normal" fo:text-shadow="none" style:text-underline-style="none" fo:font-weight="bold" style:font-name-asian="Arial" style:font-style-asian="normal" style:font-weight-asian="bold" style:font-name-complex="Arial" style:font-style-complex="normal" style:font-weight-complex="bold" style:text-emphasize="none" style:text-overline-style="none" style:text-overline-color="font-color"/>
    </style:style>
    <style:style style:name="T49" style:family="text">
      <style:text-properties fo:color="#ff0000" officeooo:rsid="0042fff1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fo:background-color="transparent" loext:char-shading-value="0" style:font-weight-asian="bold" style:font-weight-complex="bold"/>
    </style:style>
    <style:style style:name="T52" style:family="text">
      <style:text-properties style:font-name-complex="Times New Roman2"/>
    </style:style>
    <style:style style:name="T53" style:family="text">
      <style:text-properties officeooo:rsid="003169b2" style:font-name-complex="Times New Roman2"/>
    </style:style>
    <style:style style:name="T54" style:family="text">
      <style:text-properties officeooo:rsid="00330a41" style:font-name-complex="Times New Roman2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style:font-weight-asian="normal" style:font-name-complex="Times New Roman2" style:font-weight-complex="normal"/>
    </style:style>
    <style:style style:name="T57" style:family="text">
      <style:text-properties style:text-position="33% 80%"/>
    </style:style>
    <style:style style:name="T58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0" style:family="text">
      <style:text-properties fo:color="#0000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1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9pt" style:language-asian="zh" style:country-asian="CN" style:font-style-asian="normal" style:font-weight-asian="normal" style:font-name-complex="Segoe U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2" style:family="text">
      <style:text-properties fo:color="#0000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9pt" style:language-asian="zh" style:country-asian="CN" style:font-style-asian="normal" style:font-weight-asian="normal" style:font-name-complex="Segoe U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3" style:family="text">
      <style:text-properties fo:color="#000000" style:text-outline="false" style:text-line-through-style="none" style:text-line-through-type="none" style:text-position="0% 100%" style:font-name="Segoe UI" fo:font-size="7.5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7.5pt" style:language-asian="zxx" style:country-asian="none" style:font-style-asian="normal" style:font-weight-asian="normal" style:font-name-complex="Segoe UI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4" style:family="text">
      <style:text-properties fo:color="#000000" style:text-outline="false" style:text-line-through-style="none" style:text-line-through-type="none" style:text-position="0% 100%" style:font-name="Ubuntu" fo:font-size="7.5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7.5pt" style:language-asian="zxx" style:country-asian="none" style:font-style-asian="normal" style:font-weight-asian="normal" style:font-name-complex="Ubuntu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7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8" style:family="text">
      <style:text-properties style:text-outline="false" style:text-line-through-style="none" style:text-line-through-type="none" style:text-position="0% 100%" style:font-name="Segoe UI" fo:font-size="11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15pt" style:language-asian="zxx" style:country-asian="none" style:font-style-asian="normal" style:font-weight-asian="normal" style:font-name-complex="Segoe UI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style:text-position="0% 100%" style:font-name="Segoe UI" fo:font-size="11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11pt" style:language-asian="zxx" style:country-asian="none" style:font-style-asian="normal" style:font-weight-asian="normal" style:font-name-complex="Segoe UI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0" style:family="text">
      <style:text-properties fo:color="#000000" style:text-outline="false" style:text-line-through-style="none" style:text-line-through-type="none" style:text-position="0% 100%" style:font-name="Ubuntu" fo:font-size="11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11pt" style:language-asian="zxx" style:country-asian="none" style:font-style-asian="normal" style:font-weight-asian="normal" style:font-name-complex="Ubuntu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1" style:family="text">
      <style:text-properties fo:color="#000000" style:text-outline="false" style:text-line-through-style="none" style:text-line-through-type="none" style:text-position="0% 100%" style:font-name="Segoe UI" fo:font-size="11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15pt" style:language-asian="zxx" style:country-asian="none" style:font-style-asian="normal" style:font-weight-asian="normal" style:font-name-complex="Segoe UI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2" style:family="text">
      <style:text-properties fo:color="#000000" style:text-outline="false" style:text-line-through-style="none" style:text-line-through-type="none" style:text-position="0% 100%" style:font-name="Ubuntu" fo:font-size="11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15pt" style:language-asian="zxx" style:country-asian="none" style:font-style-asian="normal" style:font-weight-asian="normal" style:font-name-complex="Ubuntu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Vu le programme stratégique transversal (PST) 2013-2018 approuvé par le conseil communal le 27 janvier 2014 ;</text:p>
      <text:p text:style-name="P9">Vu le Code du Développement Territorial (ci-après, le Code) ;</text:p>
      <text:p text:style-name="Normal">Vu le livre I<text:span text:style-name="T57">er</text:span> du Code de l'environnement en son volet traitant de l'évaluation des incidences sur l'environnement ;</text:p>
      <text:p text:style-name="Normal">Vu le Code wallon du patrimoine ;</text:p>
      <text:p text:style-name="Normal">Vu le décret du 20 novembre 2013 relatif à la performance énergétique (PEB) ;</text:p>
      <text:p text:style-name="P21"><text:span text:style-name="T55"><office:annotation><dc:creator>Christophe Delcourt</dc:creator><dc:date>2017-07-24T09:57:14</dc:date><text:p text:style-name="P35"><text:span text:style-name="T58">do text</text:span><text:span text:style-name="T59"> </text:span><text:span text:style-name="T58">if 'group' in licence_helper.folderCategoryTownship</text:span></text:p></office:annotation></text:span><text:span text:style-name="T55">Attendu que </text:span><text:span text:style-name="T29"><text:text-input text:description="Demandeurs">self.getApplicantsSignaletic(withaddress=True)</text:text-input></text:span><text:span text:style-name="T29"> </text:span><text:span text:style-name="T55">a introduit une demande de permis d’urbanisme de constructions groupées relative à un bien sis à </text:span><text:span text:style-name="T55"><text:text-input text:description="Situation des travaux">self.getWorkLocationSignaletic()</text:text-input></text:span><text:span text:style-name="T55"> cadastré </text:span><text:span text:style-name="T7"><text:text-input text:description="Parcelles">licence_view.get_parcels()</text:text-input></text:span><text:span text:style-name="T7"> ;</text:span></text:p>
      <text:p text:style-name="P21"><text:span text:style-name="T55"><office:annotation><dc:creator>Christophe Delcourt</dc:creator><dc:date>2017-07-24T09:57:14</dc:date><text:p text:style-name="P35"><text:span text:style-name="T58">do text</text:span><text:span text:style-name="T59"> </text:span><text:span text:style-name="T58">if not 'group' in licence_helper.folderCategoryTownship</text:span></text:p></office:annotation></text:span><text:span text:style-name="T55">Attendu que </text:span><text:span text:style-name="T29"><text:text-input text:description="Demandeurs">self.getApplicantsSignaletic(withaddress=True)</text:text-input></text:span><text:span text:style-name="T29"> </text:span><text:span text:style-name="T55">a introduit une demande de permis d’urbanisme relative à un bien sis à </text:span><text:span text:style-name="T55"><text:text-input text:description="Situation des travaux">self.getWorkLocationSignaletic()</text:text-input></text:span><text:span text:style-name="T50"> </text:span>(voirie <text:text-input text:description="">licence_helper.roadType</text:text-input>) cadastré <text:span text:style-name="T4"><text:text-input text:description="Parcelles">licence_view.get_parcels()</text:text-input></text:span><text:span text:style-name="T4"> ;</text:span></text:p>
      <text:p text:style-name="P21"><text:span text:style-name="T4">Attendu que cette demande a pour ob</text:span><text:span text:style-name="T7">jet : </text:span><text:span text:style-name="T7"><text:text-input text:description="Objet des travaux">licence_helper.licenceSubject</text:text-input></text:span><text:span text:style-name="T7"> ;</text:span></text:p>
      <text:p text:style-name="P29"><text:span text:style-name="T51"><office:annotation><dc:creator>Christophe Delcourt</dc:creator><dc:date>2017-07-24T10:00:52</dc:date><text:p text:style-name="P35"><text:span text:style-name="T58">do text</text:span><text:span text:style-name="T59"> </text:span><text:span text:style-name="T58">if not licence_helper.folderCategoryTownship</text:span></text:p></office:annotation></text:span><text:span text:style-name="T51">PAS DE CATEGORIE DE DOSSIER COMMUNAL SELECTIONNEE (Urbanisme – zonage et patrimoine)</text:span></text:p>
      <text:p text:style-name="P9"/>
      <text:p text:style-name="P27">Vu le(s) plan(s) (croquis) annexé(s), lequel (lesquels) prévoit (prévoient) :</text:p>
      <text:p text:style-name="P27">Description du projet : </text:p>
      <text:p text:style-name="P27">Implantation :</text:p>
      <text:p text:style-name="P27">Gabarit :</text:p>
      <text:p text:style-name="P27">Matériaux &amp; teintes :</text:p>
      <text:p text:style-name="P9"/>
      <text:p text:style-name="P17">Logement(s) :</text:p>
      <text:p text:style-name="P30"><office:annotation><dc:creator>Christophe Delcourt</dc:creator><dc:date>2017-07-26T08:47:25</dc:date><text:p><text:span text:style-name="T67">do text if licence_helper.noApplication</text:span></text:p></office:annotation>Attendu que la demande ne concerne pas la création de logement(s) ;</text:p>
      <text:p text:style-name="P9"><text:span text:style-name="T45"><office:annotation><dc:creator>Christophe Delcourt</dc:creator><dc:date>2017-08-18T08:22:22</dc:date><text:p><text:span text:style-name="T68">do text if (</text:span><text:span text:style-name="T69">'Duplex' in licence_helper.licenceSubject</text:span><text:span text:style-name="T70"> or </text:span><text:span text:style-name="T69">'duplex' in licence_helper.licenceSubject</text:span><text:span text:style-name="T70"> or </text:span><text:span text:style-name="T69">'Triplex' in licence_helper.licenceSubject</text:span><text:span text:style-name="T70"> or </text:span><text:span text:style-name="T69">'triplex' in licence_helper.licenceSubject</text:span><text:span text:style-name="T70"> or </text:span><text:span text:style-name="T71">'Appartement' in licence_helper.licenceSubject</text:span><text:span text:style-name="T72"> or </text:span><text:span text:style-name="T71">'Collectif' in licence_helper.licenceSubject</text:span><text:span text:style-name="T72"> or </text:span><text:span text:style-name="T71">'Studio' in licence_helper.licenceSubject</text:span><text:span text:style-name="T72"> or </text:span><text:span text:style-name="T71">'Chambre' in licence_helper.licenceSubject</text:span><text:span text:style-name="T72"> or </text:span><text:span text:style-name="T71">'Logement' in licence_helper.licenceSubject</text:span><text:span text:style-name="T72"> or </text:span><text:span text:style-name="T71">'Kot' in licence_helper.licenceSubject</text:span><text:span text:style-name="T72"> or </text:span><text:span text:style-name="T71">'sidence' in licence_helper.licenceSubject</text:span><text:span text:style-name="T72"> or </text:span><text:span text:style-name="T68">'tudiant' in licence_helper.licenceSubject </text:span><text:span text:style-name="T72">or </text:span><text:span text:style-name="T68">'chambre' in licence_helper.licenceSubject</text:span><text:span text:style-name="T72"> or </text:span><text:span text:style-name="T68">'collectif' in licence_helper.licenceSubject</text:span><text:span text:style-name="T72"> or </text:span><text:span text:style-name="T68">'appartement' in </text:span><text:span text:style-name="T72">licence_helper.folderCategoryTownship or </text:span><text:span text:style-name="T68">'habitations' in </text:span><text:span text:style-name="T72">licence_helper.folderCategoryTownship or </text:span><text:span text:style-name="T68">'logement' in </text:span><text:span text:style-name="T72">licence_helper.folderCategoryTownship or </text:span><text:span text:style-name="T68">'nouvelle' in </text:span><text:span text:style-name="T72">licence_helper.folderCategoryTownship or </text:span><text:span text:style-name="T68">'kot' in licence_helper.licenceSubject or 'studio' in licence_helper.licenceSubject or 'division' in licence_helper.licenceSubject or 'logement' in licence_helper.licenceSubject or </text:span><text:span text:style-name="T71">licence_view.getEvent('</text:span><text:span text:style-name="T68">Fiche logement - Avis logement (Philippe)')) and licence_helper.noApplication</text:span></text:p></office:annotation></text:span><text:span text:style-name="T45">Il semble y avoir nécessité de remplir l'onglet logement !!!</text:span></text:p>
      <text:p text:style-name="P9"><office:annotation><dc:creator>Christophe Delcourt</dc:creator><dc:date>2017-07-26T08:47:25</dc:date><text:p><text:span text:style-name="T67">do text if not licence_helper.noApplication</text:span></text:p></office:annotation>Attendu que, préalablement à la demande, <text:span text:style-name="T7"><text:text-input text:description="">self.habitationsBeforeLicence</text:text-input></text:span><text:span text:style-name="T7"> </text:span><text:span text:style-name="T47">l</text:span><text:span text:style-name="T42">ogement(s) est (sont) existant(s)</text:span>, que la présente demande vise la création de <text:span text:style-name="T7"><text:text-input text:description="">self.additionalHabitationsAsked</text:text-input></text:span><text:span text:style-name="T7"> </text:span><text:span text:style-name="T47">logement(s) supplémentaire(s)</text:span><text:span text:style-name="T7">, que le nombre de </text:span><text:span text:style-name="T47">logement(s)</text:span><text:span text:style-name="T7"> après autorisation serait alors de </text:span><text:span text:style-name="T7"><text:text-input text:description="">self.habitationsAfterLicence</text:text-input></text:span><text:span text:style-name="T7"> ;</text:span></text:p>
      <text:p text:style-name="P17"/>
      <text:p text:style-name="P17">Délai :</text:p>
      <text:p text:style-name="P17"><text:span text:style-name="T42"><office:annotation><dc:creator>Christophe Delcourt</dc:creator><dc:date>2017-08-08T16:09:04</dc:date><text:p text:style-name="P35"><text:span text:style-name="T67">do text if not </text:span><text:span text:style-name="T60">self.getFirstDeposit.getDepositType()</text:span></text:p></office:annotation></text:span><text:span text:style-name="T42">PAS DE TYPE DE DEPOT DOSSIER INITIAL ENCODE (Evènement Dépôt </text:span><text:span text:style-name="T49">de la </text:span><text:span text:style-name="T42"><text:s/>DEMANDE)</text:span></text:p>
      <text:p text:style-name="P10"><text:span text:style-name="T52"><office:annotation><dc:creator>Christophe Delcourt</dc:creator><dc:date>2017-07-24T10:12:45</dc:date><text:p text:style-name="P35"><text:span text:style-name="T67">do text if 'surplace' in licence_view.getLastDeposit().getDepositType()</text:span></text:p></office:annotation></text:span><text:span text:style-name="T52">Attendu que la demande a été déposée à l'Administration Communale, contre récépissé de dépôt daté du </text:span><text:span text:style-name="T53"><text:text-input text:description="">licence_view.format_date(licence_view.getLastDeposit().getEventDate())</text:text-input></text:span><text:span text:style-name="T52"> ;</text:span></text:p>
      <text:p text:style-name="P11"><text:span text:style-name="T52"><office:annotation><dc:creator>Christophe Delcourt</dc:creator><dc:date>2017-07-24T10:12:45</dc:date><text:p text:style-name="P35"><text:span text:style-name="T65">do text if</text:span><text:span text:style-name="T66"> 'recommande' in licence_view.getLastDeposit().getDepositType()</text:span></text:p></office:annotation></text:span><text:span text:style-name="T52">Attendu que la demande a été envoyée par poste à l'Administration Communal et a été réceptionnée en date du </text:span><text:span text:style-name="T54"><text:text-input text:description="">licence_view.format_date(licence_view.getLastDeposit().getEventDate())</text:text-input></text:span><text:span text:style-name="T52"> ;</text:span></text:p>
      <text:p text:style-name="P16"><text:span text:style-name="T56"><office:annotation><dc:creator>Christophe Delcourt</dc:creator><dc:date>2017-07-24T10:17:55</dc:date><text:p text:style-name="P35"><text:span text:style-name="T60">do text if licence_view.getLastMissingPartDeposit()</text:span></text:p></office:annotation></text:span><text:span text:style-name="T56">Attendu que la demande a été jugée incomplète par courrier transmis en date du </text:span><text:span text:style-name="T20"><text:text-input text:description="">licence_view.format_date(licence_view.getLastMissingPart().getTransmitDate())</text:text-input></text:span> ;</text:p>
      <text:p text:style-name="P17"><text:span text:style-name="T43"><office:annotation><dc:creator>Christophe Delcourt</dc:creator><dc:date>2017-08-08T16:09:04</dc:date><text:p text:style-name="P35"><text:span text:style-name="T60">do text if (licence_view.getLastMissingPartDeposit() and not licence_view.getLastDefaultAcknowledgment()) and not licence_view.getLastMissingPartDeposit().getDepositType()</text:span></text:p></office:annotation></text:span><text:span text:style-name="T43">PAS DE TYPE DE DEPOT COMPLEMENTS ENCODE (Evènement </text:span><text:span text:style-name="T44">Récépissé d’un complément à une demande de permis</text:span><text:span text:style-name="T43">)</text:span></text:p>
      <text:p text:style-name="P25"><text:span text:style-name="T2"><office:annotation><dc:creator>Christophe Delcourt</dc:creator><dc:date>2017-07-24T10:31:08</dc:date><text:p text:style-name="P35"><text:span text:style-name="T60">do text if ((licence_view.getLastMissingPartDeposit() and not licence_view.getLastDefaultAcknowledgment()) and 'surplace' in licence_view.getLastMissingPartDeposit().getDepositType()) </text:span><text:span text:style-name="T63">and (</text:span><text:span text:style-name="T64">'30 jours' in licence_helper.annoncedDelay or '60 jours' in licence_helper.annoncedDelay)</text:span></text:p></office:annotation></text:span><text:span text:style-name="T2">Attendu que les compléments de dossier sollicités ont été déposés à l'administration communale contre récépissé de dépôt daté du </text:span><text:span text:style-name="T3"><text:text-input text:description="">licence_view.format_date(licence_view.getLastMissingPartDeposit().getEventDa</text:text-input></text:span><text:span text:style-name="T2">te()), dès lors, la demande a été jugée complè</text:span><text:span text:style-name="T1">te et a fait l’objet, en application de l’article D.IV.33 du Code, d’un accusé de réception env</text:span><text:span text:style-name="T12"><text:text-input text:description="">licence_view.format_date(licence_view.getLastAcknowledgment().getTransmitDate())</text:text-input></text:span><text:span text:style-name="T27">E').getTransmitDate()), lequel stipule u</text:span>n délai d'instruction de 30 jours ;</text:p>
      <text:p text:style-name="P26"><text:soft-page-break/><text:span text:style-name="T25"><office:annotation><dc:creator>Christophe Delcourt</dc:creator><dc:date>2017-07-24T10:31:08</dc:date><text:p text:style-name="P35"><text:span text:style-name="T60">do text if ((licence_view.getLastMissingPartDeposit() and not licence_view.getLastDefaultAcknowledgment()) and 'surplace' in licence_view.getLastMissingPartDeposit().getDepositType()) </text:span><text:span text:style-name="T63">and (</text:span><text:span text:style-name="T64">'75 jours' in licence_helper.annoncedDelay or '105 jours' in licence_helper.annoncedDelay)</text:span></text:p></office:annotation></text:span><text:span text:style-name="T25">Attendu que les compléments de dossier sollicités ont été déposés à l'administration communale contre récépissé de dépôt daté du </text:span><text:span text:style-name="T26"><text:text-input text:description="">licence_view.format_date(licence_view.getLastMissingPartDeposit().getEventDate())</text:text-input></text:span><text:span text:style-name="T25">, dès lors, la demande a été jugée complète et a fait l’objet, en application de l’article D.IV.33 du Code, d’un accusé de réception envoyé en date du </text:span><text:span text:style-name="T28"><text:text-input text:description="">licence_view.format_date(licence_view.getLastAcknowledgment().getTransmitDate())</text:text-input></text:span><text:span text:style-name="T27">, lequel stipule un délai d'instruction de 75 jours ;</text:span></text:p>
      <text:p text:style-name="P19"><text:span text:style-name="T13"><office:annotation><dc:creator>Christophe Delcourt</dc:creator><dc:date>2017-07-24T10:31:08</dc:date><text:p text:style-name="P35"><text:span text:style-name="T60">do text if ((licence_view.getLastMissingPartDeposit() and not licence_view.getLastDefaultAcknowledgment()) and 'surplace' in licence_view.getLastMissingPartDeposit().getDepositType()) </text:span><text:span text:style-name="T63">and (</text:span><text:span text:style-name="T64">'115 jours' in licence_helper.annoncedDelay or '145 jours' in licence_helper.annoncedDelay)</text:span></text:p></office:annotation></text:span><text:span text:style-name="T13">Attendu que les compléments de dossier sollicités ont été déposés à l'administration communale contre récépissé de dépôt daté du </text:span><text:span text:style-name="T14"><text:text-input text:description="">licence_view.format_date(licence_view.getLastMissingPartDeposit().getEventDate())</text:text-input></text:span><text:span text:style-name="T13">, dès lors, la demande a été jugée complète et a fait l’objet, en application de l’article D.IV.33 du Code, d’un accusé de réception envoyé en date du </text:span><text:span text:style-name="T10"><text:text-input text:description="">licence_view.format_date(licence_view.getLastAcknowledgment().getTransmitDate())</text:text-input></text:span><text:span text:style-name="T9">, lequel stipule un délai d'instruction de 115 jours ;</text:span></text:p>
      <text:p text:style-name="P20"><text:span text:style-name="T13"><office:annotation><dc:creator>Christophe Delcourt</dc:creator><dc:date>2017-07-24T10:31:08</dc:date><text:p text:style-name="P35"><text:span text:style-name="T60">do text if ((licence_view.getLastMissingPartDeposit() and not licence_view.getLastDefaultAcknowledgment()) and 'recommande' in licence_view.getLastMissingPartDeposit().getDepositType()) </text:span><text:span text:style-name="T63">and (</text:span><text:span text:style-name="T64">'30 jours' in licence_helper.annoncedDelay or '60 jours' in licence_helper.annoncedDelay)</text:span></text:p></office:annotation></text:span><text:span text:style-name="T13">Attendu que les compléments de dossier sollicités ont été </text:span><text:span text:style-name="T9">envoyés par poste à l'Administration Communale et ont été réceptionnés en date du</text:span><text:span text:style-name="T13"> </text:span><text:span text:style-name="T14"><text:text-input text:description="">licence_view.format_date(licence_view.getLastMissingPartDeposit().getEventDate())</text:text-input></text:span><text:span text:style-name="T13">, dès lors, la demande a été jugée complète et a fait </text:span><text:span text:style-name="T9">l’objet, en application de l’article D.IV.33 du Code, d’un accusé de réception envoyé en date du </text:span><text:span text:style-name="T11"><text:text-input text:description="">licence_view.format_date(licence_view.getLastAcknowledgment().getTransmitDate())</text:text-input></text:span><text:span text:style-name="T9">, lequel stipule un délai d'instruction de 30 jours ;</text:span></text:p>
      <text:p text:style-name="P12"><text:span text:style-name="T21"><office:annotation><dc:creator>Christophe Delcourt</dc:creator><dc:date>2017-07-24T10:31:08</dc:date><text:p text:style-name="P35"><text:span text:style-name="T60">do text if ((licence_view.getLastMissingPartDeposit() and not licence_view.getLastDefaultAcknowledgment()) and 'recommande' in licence_view.getLastMissingPartDeposit().getDepositType()) </text:span><text:span text:style-name="T63">and (</text:span><text:span text:style-name="T64">'75 jours' in licence_helper.annoncedDelay or '105 jours' in licence_helper.annoncedDelay)</text:span></text:p></office:annotation></text:span><text:span text:style-name="T21">Attendu que les compléments de dossier sollicités ont été </text:span><text:span text:style-name="T15">envoyés par poste à l'Administration Communale et ont été réceptionnés en date du</text:span><text:span text:style-name="T21"> </text:span><text:span text:style-name="T22"><text:text-input text:description="">licence_view.format_date(licence_view.getLastMissingPartDeposit().getEventDate())</text:text-input></text:span><text:span text:style-name="T21">, dès lors, la demande a été jugée complète et a fait </text:span><text:span text:style-name="T15">l’objet, en application de l’article D.IV.33 du Code, d’un accusé de réception envoyé en date du </text:span><text:span text:style-name="T16"><text:text-input text:description="">licence_view.format_date(licence_view.getLastAcknowledgment().getTransmitDate())</text:text-input></text:span><text:span text:style-name="T15">, lequel stipule un délai d'instruction de 75 jours ;</text:span></text:p>
      <text:p text:style-name="P13"><text:span text:style-name="T21"><office:annotation><dc:creator>Christophe Delcourt</dc:creator><dc:date>2017-07-24T10:31:08</dc:date><text:p text:style-name="P35"><text:span text:style-name="T60">do text if ((licence_view.getLastMissingPartDeposit() and not licence_view.getLastDefaultAcknowledgment()) and 'recommande' in licence_view.getLastMissingPartDeposit().getDepositType()) </text:span><text:span text:style-name="T63">and (</text:span><text:span text:style-name="T64">'115 jours' in licence_helper.annoncedDelay or '145 jours' in licence_helper.annoncedDelay)</text:span></text:p></office:annotation></text:span><text:span text:style-name="T21">Attendu que les compléments de dossier sollicités ont été </text:span><text:span text:style-name="T15">envoyés par poste à l'Administration Communale et ont été réceptionnés en date du</text:span><text:span text:style-name="T21"> </text:span><text:span text:style-name="T22"><text:text-input text:description="">licence_view.format_date(licence_view.getLastMissingPartDeposit().getEventDate())</text:text-input></text:span><text:span text:style-name="T21">, dès lors, la demande a été jugée complète et a fait </text:span><text:span text:style-name="T15">l’objet, en application de l’article D.IV.33 du Code, d’un accusé de réception envoyé en date du </text:span><text:span text:style-name="T17"><text:text-input text:description="">licence_view.format_date(licence_view.getLastAcknowledgment().getTransmitDate())</text:text-input></text:span><text:span text:style-name="T15">, lequel stipule un délai d'instruction de 115 ;</text:span></text:p>
      <text:p text:style-name="P14"><text:span text:style-name="T15"><office:annotation><dc:creator>Christophe Delcourt</dc:creator><dc:date>2017-07-24T10:21:22</dc:date><text:p text:style-name="P35"><text:span text:style-name="T60">do text if (not licence_view.getLastMissingPartDeposit() and not licence_view.getEvent('Dossier COMPLET PAR DEFAUT')) and (</text:span><text:span text:style-name="T58">'30 jours' in licence_helper.annoncedDelay or '60 jours' in licence_helper.annoncedDelay)</text:span></text:p></office:annotation></text:span><text:span text:style-name="T15">Attendu que la demande complète a fait l’objet, en application de l’article D.IV.33 du Code, d’un accusé de réception envoyé en date du </text:span><text:span text:style-name="T18"><text:text-input text:description="">licence_view.format_date(licence_view.getLastAcknowledgment().getTransmitDate())</text:text-input></text:span><text:span text:style-name="T15">, lequel stipule un délai d'instruction de 30 jours ;</text:span></text:p>
      <text:p text:style-name="P15"><text:span text:style-name="T15"><office:annotation><dc:creator>Christophe Delcourt</dc:creator><dc:date>2017-07-24T10:21:22</dc:date><text:p text:style-name="P35"><text:span text:style-name="T60">do text if (not licence_view.getLastMissingPartDeposit() and not licence_view.getLastDefaultAcknowledgment()) and (</text:span><text:span text:style-name="T58">'75 jours' in licence_helper.annoncedDelay or '105 jours' in licence_helper.annoncedDelay)</text:span></text:p></office:annotation></text:span><text:span text:style-name="T15">Attendu que la demande complète a fait l’objet, en application de l’article D.IV.33 du Code, d’un accusé de réception envoyé en date du </text:span><text:span text:style-name="T19"><text:text-input text:description="">licence_view.format_date(licence_view.getLastAcknowledgment().getTransmitDate())</text:text-input></text:span><text:span text:style-name="T15">, lequel stipule un délai d'instruction de 75 jours ;</text:span></text:p>
      <text:p text:style-name="P23"><text:span text:style-name="T23"><office:annotation><dc:creator>Christophe Delcourt</dc:creator><dc:date>2017-07-24T10:21:22</dc:date><text:p text:style-name="P35"><text:span text:style-name="T60">do text if (not licence_view.getLastMissingPartDeposit() and not licence_view.getLastDefaultAcknowledgment()) and (</text:span><text:span text:style-name="T58">'115 jours' in licence_helper.annoncedDelay or '145 jours' in licence_helper.annoncedDelay)</text:span></text:p></office:annotation></text:span><text:span text:style-name="T23">Attendu que la demande complète a fait l’objet, en application de l’article D.IV.33 du Code, d’un accusé de réception envoyé en date du </text:span><text:span text:style-name="T24"><text:text-input text:description="">licence_view.format_date(licence_view.getLastAcknowledgment().getTransmitDate())</text:text-input></text:span><text:span text:style-name="T23">, lequel stipule un délai d'instruction de 115 jours ;</text:span></text:p>
      <text:p text:style-name="P22"><text:span text:style-name="T48"><office:annotation><dc:creator>Christophe Delcourt</dc:creator><dc:date>2017-08-21T16:41:29</dc:date><text:p text:style-name="P35"><text:span text:style-name="T58">do text if not licence_helper.annoncedDelay</text:span></text:p></office:annotation></text:span><text:span text:style-name="T48">PAS DE DELAI ENCODE : PAS DE PROCEDURE ENCODEE (Analyse urbanisme)</text:span></text:p>
      <text:p text:style-name="P9"><office:annotation><dc:creator>Christophe Delcourt</dc:creator><dc:date>2017-07-24T10:33:04</dc:date><text:p text:style-name="P35"><text:span text:style-name="T60">do text if licence_view.getLastDefaultAcknowledgment()</text:span></text:p></office:annotation>Attendu qu’à défaut de l’envoi de l’accusé de réception visé à l’article D.IV.33 du Code, la demande est considérée comme recevable ;</text:p>
      <text:p text:style-name="P32"><text:span text:style-name="T29"><office:annotation><dc:creator>Christophe Delcourt</dc:creator><dc:date>2017-07-12T07:59:45</dc:date><text:p text:style-name="P36"><text:span text:style-name="T61">do text if (l</text:span><text:span text:style-name="T62">icence_view.getLastInquiry() and </text:span><text:span text:style-name="T61">licence_view.getLastInquiry().getSuspension() and 'summer' in licence_view.getLastInquiry().getSuspension_period()) or (l</text:span><text:span text:style-name="T62">icence_view.getLastAnnouncement() and </text:span><text:span text:style-name="T61">licence_view.getLastAnnouncement().getSuspension() and 'summer' in licence_view.getLastAnnouncement().getSuspension_period())</text:span></text:p></office:annotation></text:span><text:span text:style-name="T29">Attendu</text:span><text:span text:style-name="T30"> que le délai doit être augmenté de </text:span><text:span text:style-name="T46">.... jours</text:span><text:span text:style-name="T30"> pour cause de suspension relative à l'instruction des mesures de publicité [suspension du</text:span><text:span text:style-name="T29"> 16 juillet au 15 août (max +31 jours)] ;</text:span></text:p>
      <text:p text:style-name="P33"><text:soft-page-break/><text:span text:style-name="T52"><office:annotation><dc:creator>Christophe Delcourt</dc:creator><dc:date>2017-07-12T07:59:45</dc:date><text:p text:style-name="P36"><text:span text:style-name="T61">do text if (l</text:span><text:span text:style-name="T62">icence_view.getLastInquiry() and </text:span><text:span text:style-name="T61">licence_view.getLastInquiry().getSuspension() and 'winter' in licence_view.getLastInquiry().getSuspension_period()) or (l</text:span><text:span text:style-name="T62">icence_view.getLastAnnouncement() and </text:span><text:span text:style-name="T61">licence_view.getLastAnnouncement().getSuspension() and 'winter' in licence_view.getLastAnnouncement().getSuspension_period())</text:span></text:p></office:annotation></text:span><text:span text:style-name="T52">Attendu</text:span> que le délai doit être augmenté de <text:span text:style-name="T42">.... jours</text:span> pour cause de suspension relative à l'instruction des mesures de publicité [s<text:span text:style-name="T52">uspension du <text:s/>24 décembre au 31 décembre (max +8 jours)] ;</text:span></text:p>
      <text:p text:style-name="P24"><text:span text:style-name="T31">Considérant qu'il y a lieu de proroger le délai susdit dès lors que la décision finale devrait être envoyée pour le </text:span><text:span text:style-name="T32"><text:text-input text:description="">licence_view.format_date(licence_view.getLimitDate(licence_view.getLastAcknowledgment().getTransmitDate() - 30))</text:text-input></text:span><text:span text:style-name="T31"> ; </text:span></text:p>
      <text:p text:style-name="P31"/>
      <text:p text:style-name="P9">Pour les motifs précités,</text:p>
      <text:p text:style-name="P18"/>
      <text:p text:style-name="P18">D E C I D E :</text:p>
      <text:p text:style-name="P28"/>
      <text:p text:style-name="P7">En application de l'article D.IV.46 du Code de Développement Territorial :</text:p>
      <text:p text:style-name="P8">1/de proroger de 30 jours ladite demande de permis d'urbanisme (la date limite de notification après prorogation sera donc le <text:span text:style-name="T34"><text:text-input text:description="">licence_view.format_date(licence_view.getLimitDate(licence_view.getLastAcknowledgment().getTransmitDate()))</text:text-input></text:span><text:span text:style-name="T33">) ;</text:span></text:p>
      <text:p text:style-name="P6"><office:annotation><dc:creator>Christophe Delcourt</dc:creator><dc:date>2017-08-25T13:40:26</dc:date><text:p text:style-name="P35"><text:span text:style-name="T60">do text if self.getArchitectsSignaletic()</text:span></text:p></office:annotation>2/d'en informer le demandeur, son auteur de projet ainsi que le Fonctionnaire Délégué ;</text:p>
      <text:p text:style-name="P5"><office:annotation><dc:creator>Christophe Delcourt</dc:creator><dc:date>2017-08-25T13:40:35</dc:date><text:p text:style-name="P35"><text:span text:style-name="T60">do text if not self.getArchitectsSignaletic()</text:span></text:p></office:annotation>2/d'en informer le demandeur ainsi que le Fonctionnaire Délégué 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Arial Unicode MS" svg:font-family="'Arial Unicode MS'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07cm" style:writing-mode="lr-tb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Normal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Calibri" fo:font-family="Calibri" style:font-style-name="Normal" style:font-family-generic="swiss" style:font-pitch="variable"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Calibri1" fo:font-family="Calibri" style:font-style-name="Gras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" fo:font-family="Calibri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Calibri" fo:font-family="Calibri" style:font-style-name="Normal" style:font-family-generic="swiss" style:font-pitch="variable" fo:font-size="11pt" style:font-size-asian="10.5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hyphenation-ladder-count="no-limit"/>
      <style:text-properties style:language-asian="fr" style:country-asian="FR" fo:hyphenate="false" fo:hyphenation-remain-char-count="2" fo:hyphenation-push-char-count="2"/>
    </style:style>
    <style:style style:name="Style_20_1" style:display-name="Style 1" style:family="paragraph" style:parent-style-name="Standard">
      <style:paragraph-properties fo:orphans="0" fo:widows="0"/>
      <style:text-properties fo:font-size="12pt" fo:letter-spacing="normal" fo:language="en" fo:country="US" fo:font-style="normal" fo:font-weight="normal" style:font-size-asian="12pt" style:language-asian="fr" style:country-asian="FR" style:font-style-asian="normal" style:font-weight-asian="normal"/>
    </style:style>
    <style:style style:name="Style_20_2" style:display-name="Style 2" style:family="paragraph" style:parent-style-name="Standard">
      <style:paragraph-properties fo:margin-left="0cm" fo:margin-right="0.254cm" fo:margin-top="0.381cm" fo:margin-bottom="0cm" loext:contextual-spacing="false" fo:text-align="justify" style:justify-single-word="false" fo:orphans="0" fo:widows="0" fo:text-indent="0cm" style:auto-text-indent="false"/>
      <style:text-properties fo:font-size="10pt" fo:letter-spacing="normal" fo:language="en" fo:country="US" fo:font-weight="normal" style:font-size-asian="10pt" style:language-asian="fr" style:country-asian="FR" style:font-weight-asian="normal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Calibri" fo:font-family="Calibri" style:font-style-name="Normal" style:font-family-generic="swiss" style:font-pitch="variable" fo:font-size="10.5pt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family="Calibri" style:font-style-name="Normal" style:font-family-generic="swiss" style:font-pitch="variable" fo:font-size="10pt" style:font-size-asian="12pt" style:font-size-complex="12pt"/>
    </style:style>
    <style:style style:name="UrbanFooter" style:family="paragraph" style:parent-style-name="Standard">
      <style:text-properties style:font-name="Calibri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Retrait_20_corps_20_de_20_texte_20_2" style:display-name="Retrait corps de texte 2" style:family="paragraph" style:parent-style-name="Standard">
      <style:paragraph-properties fo:margin-left="2.251cm" fo:margin-right="0cm" fo:margin-top="0cm" fo:margin-bottom="0cm" loext:contextual-spacing="false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Character_20_Style_20_1" style:display-name="Character Style 1" style:family="text">
      <style:text-properties fo:font-size="10pt" fo:font-style="italic" style:font-size-asian="10pt" style:font-style-asian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 fo:padding="0.074cm" fo:border-left="none" fo:border-right="none" fo:border-top="none" fo:border-bottom="0.06pt solid #000000" style:join-border="false"/>
      <style:text-properties style:font-name="Calibri2" fo:font-size="9pt" style:text-underline-style="none" fo:font-weight="bold" style:font-size-asian="9pt" style:font-weight-asian="bold" style:font-size-complex="9pt" style:font-weight-complex="bold"/>
    </style:style>
    <style:style style:name="MP2" style:family="paragraph" style:parent-style-name="Header">
      <style:paragraph-properties fo:text-align="center" style:justify-single-word="false"/>
      <style:text-properties fo:color="#000000" style:font-name="Calibri2" fo:font-size="11pt" fo:language="fr" fo:country="BE" style:text-underline-style="none" fo:font-weight="bold" style:font-size-asian="11pt" style:font-weight-asian="bold" style:font-size-complex="11pt" style:font-weight-complex="bold"/>
    </style:style>
    <style:style style:name="MP3" style:family="paragraph" style:parent-style-name="UrbanFooter">
      <style:paragraph-properties fo:text-align="end" style:justify-single-word="false" fo:padding="0.074cm" fo:border-left="none" fo:border-right="none" fo:border-top="none" fo:border-bottom="0.06pt solid #000000" style:join-border="false"/>
    </style:style>
    <style:style style:name="MP4" style:family="paragraph" style:parent-style-name="UrbanFooter">
      <style:paragraph-properties fo:text-align="start" style:justify-single-word="false"/>
    </style:style>
    <style:style style:name="MP5" style:family="paragraph" style:parent-style-name="UrbanFooter">
      <style:paragraph-properties fo:text-align="center" style:justify-single-word="false"/>
      <style:text-properties fo:font-size="9pt" style:font-size-asian="9pt" style:font-size-complex="9pt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color="#000000" fo:language="fr" fo:country="FR"/>
    </style:style>
    <style:style style:name="MT3" style:family="text">
      <style:text-properties style:use-window-font-color="true" fo:language="fr" fo:country="BE"/>
    </style:style>
    <style:style style:name="MT4" style:family="text">
      <style:text-properties fo:color="#000000" fo:language="fr" fo:country="BE"/>
    </style:style>
    <style:style style:name="MT5" style:family="text">
      <style:text-properties style:font-name="Calibri2" fo:font-size="2pt" style:font-size-asian="1.75pt" style:font-size-complex="2pt"/>
    </style:style>
    <style:style style:name="MT6" style:family="text">
      <style:text-properties style:font-name="Calibri2" fo:font-size="9pt" style:font-size-asian="9pt" style:font-size-complex="9pt"/>
    </style:style>
    <style:style style:name="MT7" style:family="text">
      <style:text-properties style:font-name="Calibri2" fo:font-size="9pt" fo:font-weight="normal" style:font-size-asian="9pt" style:font-weight-asian="normal" style:font-size-complex="9pt" style:font-weight-complex="normal"/>
    </style:style>
    <style:style style:name="MT8" style:family="text">
      <style:text-properties style:font-name="Calibri2" fo:font-size="9pt" fo:language="fr" fo:country="BE" style:font-name-asian="Calibri3" style:font-size-asian="9pt" style:font-name-complex="Calibri3" style:font-size-complex="9pt"/>
    </style:style>
    <style:style style:name="MT9" style:family="text">
      <style:text-properties style:font-name="Calibri2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T10" style:family="text">
      <style:text-properties style:font-name="Calibri2" fo:font-size="9pt" fo:language="fr" fo:country="BE" fo:font-style="normal" fo:font-weight="normal" style:font-name-asian="Calibri3" style:font-size-asian="9pt" style:font-style-asian="normal" style:font-weight-asian="normal" style:font-name-complex="Calibri3" style:font-size-complex="9pt" style:font-style-complex="normal" style:font-weight-complex="normal"/>
    </style:style>
    <style:style style:name="MT11" style:family="text">
      <style:text-properties style:font-name="Calibri2" fo:language="fr" fo:country="BE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0.72cm" fo:margin-bottom="0.60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47cm" fo:margin-left="0cm" fo:margin-right="0cm" fo:margin-bottom="0.499cm"/>
      </style:header-style>
      <style:footer-style>
        <style:header-footer-properties svg:height="2.302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rojet de <text:span text:style-name="MT1">décision de prorogation </text:span>pour le dossier <text:span text:style-name="MT2"><text:text-input text:description="">licence_helper.reference</text:text-input></text:span><text:span text:style-name="MT2"> / <text:s/></text:span><text:span text:style-name="MT3"><text:text-input text:description="Demandeurs">self.getApplicantsSignaletic()</text:text-input></text:span><text:span text:style-name="MT3"> - </text:span><text:span text:style-name="MT3"><text:text-input text:description="Situation des travaux">self.getWorkLocationSignaletic()</text:text-input></text:span><text:span text:style-name="MT3"> - </text:span><text:span text:style-name="MT4"><text:text-input text:description="Objet des travaux">licence_helper.licenceSubject</text:text-input></text:span></text:p>
        <text:p text:style-name="MP2"/>
      </style:header>
      <style:footer>
        <text:p text:style-name="MP3"><text:span text:style-name="Police_20_par_20_défaut"><text:span text:style-name="MT5">--</text:span></text:span></text:p>
        <text:p text:style-name="MP4"><text:span text:style-name="Police_20_par_20_défaut"><text:span text:style-name="MT6">(Version décision prorogation : CoDT – Août 2017) - Date impression du projet de décision de prorogation: </text:span></text:span><text:span text:style-name="Police_20_par_20_défaut"><text:span text:style-name="MT7"><text:text-input text:description="Lieu des travaux">tool.formatDate()</text:text-input></text:span></text:span></text:p>
        <text:p text:style-name="MP4"><text:span text:style-name="Police_20_par_20_défaut"><text:span text:style-name="MT6">Agent traitant : </text:span></text:span><text:span text:style-name="Police_20_par_20_défaut"><text:span text:style-name="MT8"><text:text-input text:description="Signalétique des demandeurs">self.getFoldermanagers()[0].getName2()</text:text-input></text:span></text:span><text:span text:style-name="Police_20_par_20_défaut"><text:span text:style-name="MT8"> </text:span></text:span><text:span text:style-name="Police_20_par_20_défaut"><text:span text:style-name="MT8"><text:text-input text:description="Signalétique des demandeurs">self.getFoldermanagers()[0].getName1()</text:text-input></text:span></text:span><text:span text:style-name="Police_20_par_20_défaut"><text:span text:style-name="MT8"> - </text:span></text:span><text:span text:style-name="MT9">Tél. : </text:span><text:span text:style-name="MT10"><text:text-input text:description="Signalétique des demandeurs">self.getFoldermanagers()[0].getPhone()</text:text-input></text:span></text:p>
        <text:p text:style-name="MP5"><text:span text:style-name="MT11">Page </text:span><text:span text:style-name="MT11"><text:page-number text:select-page="current">0</text:page-number></text:span><text:span text:style-name="MT11"> de </text:span><text:span text:style-name="MT11"><text:page-count>3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7-11-22T15:43:13.863744180</dc:date>
    <meta:editing-duration>P3DT22H59M14S</meta:editing-duration>
    <meta:editing-cycles>1108</meta:editing-cycles>
    <meta:generator>LibreOffice/5.1.6.2$Linux_X86_64 LibreOffice_project/10m0$Build-2</meta:generator>
    <meta:print-date>2016-03-14T17:29:22.93</meta:print-date>
    <meta:document-statistic meta:table-count="0" meta:image-count="0" meta:object-count="0" meta:page-count="3" meta:paragraph-count="49" meta:word-count="1076" meta:character-count="7942" meta:non-whitespace-character-count="7004"/>
  </office:meta>
</office:document-meta>
</file>